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cc87" officeooo:paragraph-rsid="001dc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59:33.055575183</meta:creation-date>
    <dc:date>2019-10-15T11:02:26.452361068</dc:date>
    <meta:editing-duration>PT2M5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